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46066*"/>
    </style:style>
    <style:style style:name="Tableau1.B" style:family="table-column">
      <style:table-column-properties style:column-width="5.052cm" style:rel-column-width="1946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31cm" style:rel-column-width="45978*"/>
    </style:style>
    <style:style style:name="Tableau2.B" style:family="table-column">
      <style:table-column-properties style:column-width="5.075cm" style:rel-column-width="19557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Gill Sans MT_CCJU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color="#000000"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8" style:family="paragraph" style:parent-style-name="Standard">
      <style:paragraph-properties fo:text-align="end" style:justify-single-word="false"/>
      <style:text-properties fo:color="#000000"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0" style:family="paragraph" style:parent-style-name="Standard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/>
    </style:style>
    <style:style style:name="P19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20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Gill Sans MT_CCJU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4" style:family="text">
      <style:text-properties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T5" style:family="text">
      <style:text-properties style:text-position="0% 100%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6" style:family="text">
      <style:text-properties style:text-position="0% 100%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Gill Sans MT_CCJU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9" style:family="text">
      <style:text-properties fo:color="#080808" style:text-position="0% 100%" style:font-name="Gill Sans MT_CCJU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10" style:family="text">
      <style:text-properties fo:color="#080808" style:text-position="0% 100%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11" style:family="text">
      <style:text-properties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T12" style:family="text">
      <style:text-properties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T13" style:family="text">
      <style:text-properties fo:font-size="16pt" fo:font-weight="normal" style:font-name-asian="Courier New" style:font-size-asian="16pt" style:font-weight-asian="normal" style:font-name-complex="Courier New" style:font-size-complex="16pt" style:font-weight-complex="normal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%#include enTetesDecision#%</text:p>
      <text:p text:style-name="P1"/>
      <text:p text:style-name="P3"/>
      <text:p text:style-name="P3"/>
      <text:p text:style-name="P4">%=LETTRE_CONCERNE=%</text:p>
      <text:p text:style-name="P11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13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12">%=LETTRE_PARA3=%<text:span text:style-name="T1">%=LETTRE_PARA3_EXPOSANT1=%</text:span> %=LETTRE_PARA3_SUITE1=%</text:p>
      <text:list xml:id="list8569194904981237781" text:style-name="L1">
        <text:list-item>
          <text:p text:style-name="P19">%=remLineWhenBlank(LETTRE_PUCE1_A)=%</text:p>
        </text:list-item>
        <text:list-item>
          <text:p text:style-name="P19">%=remLineWhenBlank(LETTRE_PUCE1_B)=%</text:p>
        </text:list-item>
        <text:list-item>
          <text:p text:style-name="P19">%=remLineWhenBlank(LETTRE_PUCE1_C)=%</text:p>
        </text:list-item>
        <text:list-item>
          <text:p text:style-name="P19">%=remLineWhenBlank(LETTRE_PUCE1_D)=%</text:p>
        </text:list-item>
      </text:list>
      <text:p text:style-name="P14"/>
      <text:p text:style-name="P2">%=LETTRE_PARA4=%</text:p>
      <text:list xml:id="list8454593953775969700" text:style-name="L2">
        <text:list-item>
          <text:p text:style-name="P20">%=remLineWhenBlank(LETTRE_PUCE2_A)=%</text:p>
        </text:list-item>
        <text:list-item>
          <text:p text:style-name="P20">%=remLineWhenBlank(LETTRE_PUCE2_B)=%</text:p>
        </text:list-item>
        <text:list-item>
          <text:p text:style-name="P20">%=remLineWhenBlank(LETTRE_PUCE2_C)=%</text:p>
        </text:list-item>
        <text:list-item>
          <text:p text:style-name="P20">%=remLineWhenBlank(LETTRE_PUCE2_D)=%</text:p>
        </text:list-item>
      </text:list>
      <text:p text:style-name="P15"/>
      <text:p text:style-name="P12"><text:span text:style-name="T2">%=remLineWhenBlank(LETTRE_PARA5,1)=%</text:span><text:span text:style-name="T1">%=LETTRE_PARA5_EXPOSANT1=%</text:span><text:span text:style-name="T2"> %=LETTRE_PARA5_SUITE1=%</text:span></text:p>
      <text:p text:style-name="P15"/>
      <text:p text:style-name="P18"><text:span text:style-name="T12">%=remLineWhenBlank(LETTRE_PARA6,1)=%</text:span><text:span text:style-name="T10"> </text:span><text:span text:style-name="T13">□</text:span><text:span text:style-name="T5"> <text:s text:c="28"/></text:span><text:span text:style-name="T6">%=LETTRE_PARA6_SUITE1=%</text:span><text:span text:style-name="T5"> □ </text:span></text:p>
      <text:p text:style-name="P1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%=remLineWhenBlank(LETTRE_PARA7,1)=%</text:p>
          </table:table-cell>
          <table:table-cell table:style-name="Tableau1.A1" office:value-type="string">
            <text:p text:style-name="P8">%=remLineWhenBlank(LETTRE_PARA7_SUITE1,1)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%=remLineWhenBlank(LETTRE_PARA8,1)=%</text:p>
          </table:table-cell>
          <table:table-cell table:style-name="Tableau2.A1" office:value-type="string">
            <text:p text:style-name="P8">%=remLineWhenBlank(LETTRE_PARA8_SUITE1,1)=%</text:p>
          </table:table-cell>
        </table:table-row>
      </table:table>
      <text:p text:style-name="P2"/>
      <text:p text:style-name="P7">%=remLineWhenBlank(LETTRE_PARA9,1)=%</text:p>
      <text:p text:style-name="P6"/>
      <text:p text:style-name="P7">%=remLineWhenBlank(LETTRE_PARA10,1)=%</text:p>
      <text:p text:style-name="P6"/>
      <text:p text:style-name="P7">%=remLineWhenBlank(LETTRE_PARA11,1)=%</text:p>
      <text:p text:style-name="P6"/>
      <text:p text:style-name="P16">%#include <text:s/>signatures/standard#%</text:p>
      <text:p text:style-name="P16"/>
      <text:p text:style-name="P16">%=pushToEnd()=%</text:p>
      <text:p text:style-name="P17"><text:span text:style-name="T7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6-09T11:03:55.44</dc:date>
    <meta:print-date>2008-11-18T12:45:06</meta:print-date>
    <meta:editing-cycles>284</meta:editing-cycles>
    <meta:editing-duration>PT19H33M58S</meta:editing-duration>
    <meta:document-statistic meta:table-count="2" meta:image-count="0" meta:object-count="0" meta:page-count="1" meta:paragraph-count="27" meta:word-count="47" meta:character-count="1161"/>
    <meta:user-defined meta:name="Info 1"/>
    <meta:user-defined meta:name="Info 2"/>
    <meta:user-defined meta:name="Info 3"/>
    <meta:user-defined meta:name="Info 4"/>
  </office:meta>
</office:document-meta>
</file>